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3543in"/>
          <style:tab-stop style:position="1.1402in"/>
          <style:tab-stop style:position="1.8728in"/>
          <style:tab-stop style:position="2.0307in"/>
          <style:tab-stop style:position="4.3299in"/>
          <style:tab-stop style:position="6.6925in" style:type="right"/>
        </style:tab-stops>
      </style:paragraph-properties>
    </style:style>
    <style:style style:name="P2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2354in"/>
          <style:tab-stop style:position="0.3929in"/>
          <style:tab-stop style:position="1.6925in"/>
          <style:tab-stop style:position="1.85in"/>
          <style:tab-stop style:position="1.9681in"/>
          <style:tab-stop style:position="3.1882in"/>
          <style:tab-stop style:position="3.3457in"/>
          <style:tab-stop style:position="3.4638in"/>
          <style:tab-stop style:position="4.7236in"/>
          <style:tab-stop style:position="4.9984in"/>
          <style:tab-stop style:position="5.1173in"/>
        </style:tab-stops>
      </style:paragraph-properties>
    </style:style>
    <style:style style:name="P3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3543in"/>
          <style:tab-stop style:position="1.1402in"/>
          <style:tab-stop style:position="1.8728in"/>
          <style:tab-stop style:position="2.0307in"/>
          <style:tab-stop style:position="4.3299in"/>
          <style:tab-stop style:position="6.6925in" style:type="right"/>
        </style:tab-stops>
      </style:paragraph-properties>
      <style:text-properties fo:font-size="10pt" fo:letter-spacing="-0.0016in" fo:language="de" fo:country="CH" style:font-size-asian="10pt"/>
    </style:style>
    <style:style style:name="P4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3543in"/>
          <style:tab-stop style:position="1.1402in"/>
          <style:tab-stop style:position="1.8728in"/>
          <style:tab-stop style:position="2.0307in"/>
          <style:tab-stop style:position="4.3299in"/>
          <style:tab-stop style:position="6.6925in" style:type="right"/>
        </style:tab-stops>
      </style:paragraph-properties>
      <style:text-properties fo:font-size="10pt" fo:letter-spacing="-0.0016in" fo:language="de" fo:country="CH" fo:font-weight="bold" style:font-size-asian="10pt" style:font-weight-asian="bold"/>
    </style:style>
    <style:style style:name="P5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3543in"/>
          <style:tab-stop style:position="1.1402in"/>
          <style:tab-stop style:position="1.8728in"/>
          <style:tab-stop style:position="2.0307in"/>
          <style:tab-stop style:position="4.3299in"/>
          <style:tab-stop style:position="6.6925in" style:type="right"/>
        </style:tab-stops>
      </style:paragraph-properties>
      <style:text-properties fo:font-size="10pt" fo:letter-spacing="-0.0016in" fo:language="pt" fo:country="BR" style:font-size-asian="10pt"/>
    </style:style>
    <style:style style:name="P6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3543in"/>
          <style:tab-stop style:position="1.1402in"/>
          <style:tab-stop style:position="1.8728in"/>
          <style:tab-stop style:position="2.0307in"/>
          <style:tab-stop style:position="4.3299in"/>
          <style:tab-stop style:position="6.6925in" style:type="right"/>
        </style:tab-stops>
      </style:paragraph-properties>
      <style:text-properties fo:font-size="10pt" fo:letter-spacing="-0.0016in" fo:language="en" fo:country="GB" style:font-size-asian="10pt"/>
    </style:style>
    <style:style style:name="P7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3543in"/>
          <style:tab-stop style:position="1.1402in"/>
          <style:tab-stop style:position="1.8728in"/>
          <style:tab-stop style:position="2.0307in"/>
          <style:tab-stop style:position="4.3299in"/>
          <style:tab-stop style:position="6.6925in" style:type="right"/>
        </style:tab-stops>
      </style:paragraph-properties>
      <style:text-properties fo:font-size="9pt" fo:letter-spacing="-0.0016in" fo:language="de" fo:country="CH" style:font-size-asian="9pt"/>
    </style:style>
    <style:style style:name="P8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2354in"/>
          <style:tab-stop style:position="0.3929in"/>
          <style:tab-stop style:position="1.6925in"/>
          <style:tab-stop style:position="1.85in"/>
          <style:tab-stop style:position="1.9681in"/>
          <style:tab-stop style:position="3.1882in"/>
          <style:tab-stop style:position="3.3457in"/>
          <style:tab-stop style:position="3.4638in"/>
          <style:tab-stop style:position="4.7236in"/>
          <style:tab-stop style:position="4.9984in"/>
          <style:tab-stop style:position="5.1173in"/>
        </style:tab-stops>
      </style:paragraph-properties>
      <style:text-properties fo:font-size="8pt" fo:letter-spacing="-0.0016in" fo:language="pt" fo:country="BR" style:font-size-asian="8pt"/>
    </style:style>
    <style:style style:name="P9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2354in"/>
          <style:tab-stop style:position="0.3929in"/>
          <style:tab-stop style:position="1.6925in"/>
          <style:tab-stop style:position="1.85in"/>
          <style:tab-stop style:position="1.9681in"/>
          <style:tab-stop style:position="3.1882in"/>
          <style:tab-stop style:position="3.3457in"/>
          <style:tab-stop style:position="3.4638in"/>
          <style:tab-stop style:position="4.7236in"/>
          <style:tab-stop style:position="4.9984in"/>
          <style:tab-stop style:position="5.1173in"/>
        </style:tab-stops>
      </style:paragraph-properties>
      <style:text-properties fo:font-size="8pt" fo:letter-spacing="-0.0016in" fo:language="de" fo:country="CH" style:font-size-asian="8pt"/>
    </style:style>
    <style:style style:name="P10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3543in"/>
          <style:tab-stop style:position="1.1402in"/>
          <style:tab-stop style:position="1.8728in"/>
          <style:tab-stop style:position="2.0307in"/>
          <style:tab-stop style:position="4.3299in"/>
          <style:tab-stop style:position="6.6925in" style:type="right"/>
        </style:tab-stops>
      </style:paragraph-properties>
      <style:text-properties style:font-name="Courier New" fo:font-size="8pt" fo:language="de" fo:country="CH" style:font-size-asian="8pt" style:font-name-complex="Courier New"/>
    </style:style>
    <style:style style:name="P11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3543in"/>
          <style:tab-stop style:position="1.1402in"/>
          <style:tab-stop style:position="1.8728in"/>
          <style:tab-stop style:position="2.0307in"/>
          <style:tab-stop style:position="4.3299in"/>
          <style:tab-stop style:position="6.6925in" style:type="right"/>
        </style:tab-stops>
      </style:paragraph-properties>
      <style:text-properties style:font-name="Courier New" fo:font-size="8pt" fo:language="pt" fo:country="BR" style:font-size-asian="8pt" style:font-name-complex="Courier New"/>
    </style:style>
    <style:style style:name="P12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3543in"/>
          <style:tab-stop style:position="1.1402in"/>
          <style:tab-stop style:position="1.8728in"/>
          <style:tab-stop style:position="2.0307in"/>
          <style:tab-stop style:position="4.3299in"/>
          <style:tab-stop style:position="6.6925in" style:type="right"/>
        </style:tab-stops>
      </style:paragraph-properties>
      <style:text-properties style:font-name="Courier" fo:font-size="8pt" fo:language="de" fo:country="CH" style:font-size-asian="8pt" style:font-name-complex="Courier"/>
    </style:style>
    <style:style style:name="P13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3543in"/>
          <style:tab-stop style:position="1.1402in"/>
          <style:tab-stop style:position="1.8728in"/>
          <style:tab-stop style:position="2.0307in"/>
          <style:tab-stop style:position="4.3299in"/>
          <style:tab-stop style:position="6.6925in" style:type="right"/>
        </style:tab-stops>
      </style:paragraph-properties>
      <style:text-properties style:font-name="Courier" fo:font-size="8pt" fo:language="pt" fo:country="BR" style:font-size-asian="8pt" style:font-name-complex="Courier"/>
    </style:style>
    <style:style style:name="P14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3543in"/>
          <style:tab-stop style:position="1.1402in"/>
          <style:tab-stop style:position="1.8728in"/>
          <style:tab-stop style:position="2.0307in"/>
          <style:tab-stop style:position="4.3299in"/>
          <style:tab-stop style:position="6.6925in" style:type="right"/>
        </style:tab-stops>
      </style:paragraph-properties>
      <style:text-properties style:font-name="Courier" fo:language="de" fo:country="CH" style:font-name-complex="Courier"/>
    </style:style>
    <style:style style:name="P15" style:family="paragraph" style:parent-style-name="Standard">
      <style:paragraph-properties fo:margin-left="0in" fo:margin-right="-0.2354in" fo:text-align="justify" style:justify-single-word="false" fo:text-indent="0in" style:auto-text-indent="false">
        <style:tab-stops>
          <style:tab-stop style:position="0.3543in"/>
          <style:tab-stop style:position="1.1402in"/>
          <style:tab-stop style:position="1.8728in"/>
          <style:tab-stop style:position="2.0307in"/>
          <style:tab-stop style:position="4.3299in"/>
          <style:tab-stop style:position="6.6925in" style:type="right"/>
        </style:tab-stops>
      </style:paragraph-properties>
      <style:text-properties style:font-name="Courier" fo:language="pt" fo:country="BR" style:font-name-complex="Courier"/>
    </style:style>
    <style:style style:name="P16" style:family="paragraph" style:parent-style-name="Standard" style:master-page-name="Standard">
      <style:paragraph-properties fo:margin-left="0in" fo:margin-right="-0.2354in" fo:text-align="justify" style:justify-single-word="false" fo:text-indent="0in" style:auto-text-indent="false" style:page-number="auto">
        <style:tab-stops>
          <style:tab-stop style:position="0.3543in"/>
          <style:tab-stop style:position="1.1402in"/>
          <style:tab-stop style:position="1.8728in"/>
          <style:tab-stop style:position="2.0307in"/>
          <style:tab-stop style:position="4.3299in"/>
          <style:tab-stop style:position="6.6925in" style:type="right"/>
        </style:tab-stops>
      </style:paragraph-properties>
    </style:style>
    <style:style style:name="T1" style:family="text">
      <style:text-properties fo:letter-spacing="-0.002in" fo:language="de" fo:country="CH" fo:font-weight="bold" style:font-weight-asian="bold"/>
    </style:style>
    <style:style style:name="T2" style:family="text">
      <style:text-properties fo:font-size="10pt" fo:letter-spacing="-0.0016in" fo:language="de" fo:country="CH" style:font-size-asian="10pt"/>
    </style:style>
    <style:style style:name="T3" style:family="text">
      <style:text-properties fo:font-size="10pt" fo:letter-spacing="-0.0016in" fo:language="pt" fo:country="BR" fo:font-weight="bold" style:font-size-asian="10pt" style:font-weight-asian="bold"/>
    </style:style>
    <style:style style:name="T4" style:family="text">
      <style:text-properties style:font-name-asian="Courier New"/>
    </style:style>
    <style:style style:name="T5" style:family="text">
      <style:text-properties fo:font-size="8pt" fo:letter-spacing="-0.0016in" fo:language="pt" fo:country="BR" style:font-size-asian="8pt"/>
    </style:style>
    <style:style style:name="T6" style:family="text">
      <style:text-properties style:font-name="Courier New" fo:font-size="8pt" fo:language="de" fo:country="CH" style:font-name-asian="Courier New" style:font-size-asian="8pt" style:font-name-complex="Courier New"/>
    </style:style>
    <style:style style:name="T7" style:family="text">
      <style:text-properties style:font-name="Courier New" fo:font-size="8pt" fo:language="pt" fo:country="BR" style:font-size-asian="8pt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2.<text:tab/>SEL‑Format:</text:span><text:span text:style-name="T2"><text:tab/><text:tab/><text:tab/>Total 60 Zeichen</text:span></text:p>
      <text:p text:style-name="P3"/>
      <text:p text:style-name="P5">Titelzeile:<text:tab/>FORMAT = '(1X, A4, 1X, A4, 6X, A4, 1X, I4, 1X, A4, 1X, A4, A15, 1X, A9)'</text:p>
      <text:p text:style-name="P3">Kommentarzeile:<text:tab/>FORMAT = '(A60)' <text:s/>(wird überlesen)</text:p>
      <text:p text:style-name="P6">Daten:<text:tab/>FORMAT = '(2I4, 3I5, 2I6, I7, I6, A12)'</text:p>
      <text:p text:style-name="P6"/>
      <text:p text:style-name="P6"/>
      <text:p text:style-name="P4">2.1a<text:tab/>Datensatz von Einzelkurven:</text:p>
      <text:p text:style-name="P7"/>
      <text:p text:style-name="P10"><text:span text:style-name="T4"><text:s/></text:span>ID1 <text:s/>ID2 <text:s text:c="2"/>Sw <text:s/>Art <text:s text:c="2"/>M <text:s text:c="2"/>Zst <text:s/>Dat <text:s text:c="3"/>Text1 <text:s text:c="9"/>Text2</text:p>
      <text:p text:style-name="P10"><text:span text:style-name="T4"><text:s/></text:span>|‑‑| |‑‑| |‑‑| |‑‑| |‑‑| |‑‑| |‑‑||‑‑‑‑‑‑‑‑‑‑‑‑‑| |‑‑‑‑‑‑‑|</text:p>
      <text:p text:style-name="P10">FTESTP011 S <text:s text:c="3"/>H <text:s text:c="3"/>K 7 <text:s/>Z <text:s text:c="3"/>D <text:s text:c="3"/>TESTSATZ SELE <text:s text:c="7"/>1993</text:p>
      <text:p text:style-name="P10">JAHR MIN <text:s text:c="2"/>FH <text:s/>MAX <text:s text:c="2"/>SH <text:s text:c="2"/>FHD <text:s text:c="2"/>SHD <text:s text:c="3"/>JRB <text:s text:c="3"/>MA Bemerkungen</text:p>
      <text:p text:style-name="P10"/>
      <text:p text:style-name="P10"><text:span text:style-name="T4"><text:s text:c="3"/></text:span>J <text:s text:c="2"/>N <text:s text:c="3"/>E <text:s text:c="3"/>X <text:s text:c="3"/>L <text:s text:c="4"/>I <text:s text:c="4"/>T <text:s text:c="5"/>R <text:s text:c="4"/>M Bemerkungen</text:p>
      <text:p text:style-name="P10">|‑‑||‑‑||‑‑‑||‑‑‑||‑‑‑||‑‑‑‑||‑‑‑‑||‑‑‑‑‑||‑‑‑‑||‑‑‑‑‑‑‑‑‑‑| </text:p>
      <text:p text:style-name="P10">1984 <text:s/>30 <text:s text:c="2"/>80 <text:s/>122 <text:s text:c="2"/>55 <text:s text:c="2"/>177 <text:s text:c="2"/>322 <text:s text:c="3"/>135 <text:s text:c="4"/>1</text:p>
      <text:p text:style-name="P10">1985 <text:s/>33 <text:s text:c="2"/>88 <text:s/>133 <text:s text:c="2"/>66 <text:s text:c="2"/>199 <text:s text:c="2"/>333 <text:s text:c="3"/>154 <text:s text:c="4"/>2</text:p>
      <text:p text:style-name="P10">1986 <text:s/>32 <text:s text:c="2"/>77 <text:s/>144 <text:s text:c="2"/>44 <text:s text:c="2"/>188 <text:s text:c="2"/>322 <text:s text:c="3"/>121 <text:s text:c="4"/>3</text:p>
      <text:p text:style-name="P10">1987 <text:s/>32 <text:s text:c="2"/>83 <text:s/>150 <text:s text:c="2"/>60 <text:s text:c="2"/>210 <text:s text:c="2"/>422 <text:s text:c="3"/>143 <text:s text:c="4"/>4</text:p>
      <text:p text:style-name="P12"/>
      <text:p text:style-name="P14"/>
      <text:p text:style-name="P4">2.1b<text:tab/>Datensatz von Mittelkurven:</text:p>
      <text:p text:style-name="P14"/>
      <text:p text:style-name="P10"><text:span text:style-name="T4"><text:s/></text:span>ID1 <text:s/>ID2 <text:s text:c="2"/>Sw <text:s/>Art <text:s text:c="2"/>M <text:s text:c="2"/>Zst <text:s/>Dat <text:s text:c="3"/>Text1 <text:s text:c="9"/>Text2</text:p>
      <text:p text:style-name="P10"><text:span text:style-name="T4"><text:s/></text:span>|‑‑| |‑‑| |‑‑| |‑‑| |‑‑| |‑‑| |‑‑||‑‑‑‑‑‑‑‑‑‑‑‑‑| |‑‑‑‑‑‑‑|</text:p>
      <text:p text:style-name="P10">FTESTP011 S <text:s text:c="3"/>H <text:s text:c="3"/>K 7 <text:s/>Z <text:s text:c="3"/>D <text:s text:c="3"/>TESTSATZ SELM <text:s text:c="7"/>1993</text:p>
      <text:p text:style-name="P10">JAHR MIN <text:s text:c="2"/>FH <text:s/>MAX <text:s text:c="2"/>SH <text:s text:c="2"/>FHD <text:s text:c="2"/>SHD <text:s text:c="3"/>JRB <text:s/>GEWr Bemerkungen</text:p>
      <text:p text:style-name="P10"/>
      <text:p text:style-name="P1"><text:span text:style-name="T6"><text:s text:c="3"/></text:span><text:span text:style-name="T7">J <text:s text:c="2"/>N <text:s text:c="3"/>E <text:s text:c="3"/>X <text:s text:c="3"/>L <text:s text:c="4"/>I <text:s text:c="4"/>T <text:s text:c="5"/>R <text:s text:c="4"/>r Bemerkungen</text:span></text:p>
      <text:p text:style-name="P11">|‑‑||‑‑||‑‑‑||‑‑‑||‑‑‑||‑‑‑‑||‑‑‑‑||‑‑‑‑‑||‑‑‑‑||‑‑‑‑‑‑‑‑‑‑| </text:p>
      <text:p text:style-name="P11">1984 <text:s/>30 <text:s text:c="2"/>80 <text:s/>122 <text:s text:c="2"/>55 <text:s text:c="2"/>177 <text:s text:c="2"/>322 <text:s text:c="3"/>135 <text:s text:c="4"/>1</text:p>
      <text:p text:style-name="P11">1985 <text:s/>33 <text:s text:c="2"/>88 <text:s/>133 <text:s text:c="2"/>66 <text:s text:c="2"/>199 <text:s text:c="2"/>333 <text:s text:c="3"/>154 <text:s text:c="4"/>2</text:p>
      <text:p text:style-name="P11">1986 <text:s/>32 <text:s text:c="2"/>77 <text:s/>144 <text:s text:c="2"/>44 <text:s text:c="2"/>188 <text:s text:c="2"/>322 <text:s text:c="3"/>121 <text:s text:c="4"/>2</text:p>
      <text:p text:style-name="P11">1987 <text:s/>32 <text:s text:c="2"/>83 <text:s/>150 <text:s text:c="2"/>60 <text:s text:c="2"/>210 <text:s text:c="2"/>422 <text:s text:c="3"/>143 <text:s text:c="4"/>2</text:p>
      <text:p text:style-name="P13"/>
      <text:p text:style-name="P15"/>
      <text:p text:style-name="P2"><text:span text:style-name="T3">Legende:</text:span><text:span text:style-name="T5"> </text:span></text:p>
      <text:p text:style-name="P8"/>
      <text:p text:style-name="P8">ID1<text:tab/>=<text:tab/>Film‑Nr.<text:tab/>J<text:tab/>=<text:tab/>Jahr<text:tab/>L<text:tab/>=<text:tab/>Spätholzbreite<text:tab/>M<text:tab/>=<text:tab/>Markalter</text:p>
      <text:p text:style-name="P9">ID2<text:tab/>=<text:tab/>Proben‑Nr.<text:tab/>N<text:tab/>=<text:tab/>Min. Dichte<text:tab/>R<text:tab/>=<text:tab/>Jahrringbreite<text:tab/>r<text:tab/>=<text:tab/>Gewicht Jahrringbreite</text:p>
      <text:p text:style-name="P9">Sw<text:tab/>=<text:tab/>Schwellenwert<text:tab/>X<text:tab/>=<text:tab/>Max. Dichte<text:tab/>I<text:tab/>=<text:tab/>Frühholzdichte<text:tab/>Art<text:tab/>=<text:tab/>Holzart</text:p>
      <text:p text:style-name="P9">Zst<text:tab/>=<text:tab/>Daten‑Zustand<text:tab/>E<text:tab/>=<text:tab/>Frühholzbreite<text:tab/>T<text:tab/>=<text:tab/>Spätholzdichte<text:tab/>Dat<text:tab/>=<text:tab/>Datum</text:p>
      <text:p text:style-name="P9"><text:tab/><text:tab/><text:tab/><text:tab/><text:tab/><text:tab/><text:tab/><text:tab/><text:tab/>Text<text:tab/>=<text:tab/>Standort (Text1 + Text2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Helvetica" fo:font-size="12pt" fo:language="de" fo:country="DE" style:font-name-asian="Times New Roman" style:font-size-asian="12pt" style:font-name-complex="Helvetic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</dc:title>
    <meta:initial-creator>Informatik</meta:initial-creator>
    <meta:creation-date>2006-01-26T06:34:00</meta:creation-date>
    <dc:creator>Informatik</dc:creator>
    <dc:date>2006-01-26T06:34:00</dc:date>
    <meta:editing-cycles>1</meta:editing-cycles>
    <meta:editing-duration>P15824DT17H31M44S</meta:editing-duration>
    <meta:document-statistic meta:table-count="0" meta:image-count="0" meta:object-count="0" meta:page-count="1" meta:paragraph-count="32" meta:word-count="272" meta:character-count="1698" meta:non-whitespace-character-count="1131"/>
    <meta:generator>LibreOffice/4.0.2.2$Linux_x86 LibreOffice_project/400m0$Build-2</meta:generator>
  </office:meta>
</office:document-meta>
</file>